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sh-rsa AAAAB3NzaC1yc2EAAAADAQABAAACAQDHrmfWKKyT57jK2sNiDHidL7P9XxumhAVQwKylenHQIbX/4FvmBOkO/L3TG3JyQy5rfWP1uG09zggtsVC9pSaPndhCPj/AHA8AU7GEbYWmmzA5sXHKvEA64TdVxZXb6Lyxac5JdGUl/K0lejlww8SQaDUDXbXp3fYS4VBUDh368OvyW4kMtPL3o5IiWAG5mB9JBVg/yNAthEpDjO4AsvedqGBmx15IhdZZKFh+V6kBRsO2d0SvGwXH0jVwMsk6VgxcTw2pmzj2zuP+jAeYcmA9hFq5nAu8TUAlb4og9e4lV1QJ2mNU5ciqVfPzE56WKzGkSjDatwdjuanM87tTEvdEr9QN8i570mzV5ZUluBs2325OE4syPgz24fKugVkyS1Vxt9Ql5xRPK5SL9Bhl6eSG/yMcMTg6EX52+qvqzaxSP5VEeFFJgN19zxEz+u/MogunJJ+yRHh0Jj2Htmrs8F9ghZg8fef0jX1Ms2ZYmfcBLVa3gOxD/U/FTimCurOJBvkt1rhZ7N2mzMxFA8/VPqrd11Vg93xOEH6tTR1RZJN2pG+t6SukYa86ADh54V3qbrf7Kd2EfSrrhelCvHJwWVoGjHKj34tF2Oizu6mBJUp42jNc0eMIJWfi4zumqiTBW5SsTuCBR20JlAT8FMVG/VyFI6k/CkG5ZJvlOt54dJmaDw== sanjeev.kumar@tothenew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0:37:02.340037521</meta:creation-date>
    <dc:date>2019-02-05T10:37:19.843380065</dc:date>
    <meta:editing-duration>PT20S</meta:editing-duration>
    <meta:editing-cycles>1</meta:editing-cycles>
    <meta:document-statistic meta:table-count="0" meta:image-count="0" meta:object-count="0" meta:page-count="1" meta:paragraph-count="1" meta:word-count="3" meta:character-count="751" meta:non-whitespace-character-count="749"/>
    <meta:generator>LibreOffice/6.0.3.2$Linux_X86_64 LibreOffice_project/00m0$Build-2</meta:generator>
  </office:meta>
</office:document-meta>
</file>